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ParameterSpecException.InvalidParameterSpec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alidParameterSpecException.InvalidParameterSpec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